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4cm" fo:min-width="2.634cm"/>
    </style:style>
    <style:style style:name="gr2" style:family="graphic" style:parent-style-name="standard">
      <style:graphic-properties draw:textarea-horizontal-align="justify" draw:textarea-vertical-align="middle" draw:auto-grow-height="false" fo:min-height="1.198cm" fo:min-width="2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cm" fo:min-width="2.35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.4cm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0.55cm" fo:min-width="0.9cm"/>
    </style:style>
    <style:style style:name="gr7" style:family="graphic" style:parent-style-name="standard">
      <style:graphic-properties svg:stroke-opacity="0%" draw:opacity="0%" draw:textarea-horizontal-align="justify" draw:textarea-vertical-align="middle" draw:auto-grow-height="false" fo:min-height="0.6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cm" svg:height="1.7cm" svg:x="19.1cm" svg:y="18.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1cm" svg:height="2.3cm" svg:x="18.2cm" svg:y="22.1cm">
          <text:p text:style-name="P1">Add clicked</text:p>
          <text:p text:style-name="P1">pixel to lis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20.75cm" svg:y1="20.6cm" svg:x2="20.75cm" svg:y2="22.1cm" draw:start-shape="id1" draw:start-glue-point="2" draw:end-shape="id2" draw:end-glue-point="5" svg:d="M20750 20600v1500" svg:viewBox="0 0 1 1501">
          <text:p/>
        </draw:connector>
        <draw:custom-shape draw:style-name="gr4" draw:text-style-name="P1" xml:id="id3" draw:id="id3" draw:layer="layout" svg:width="5.7cm" svg:height="5.7cm" svg:x="17.9cm" svg:y="26.1cm">
          <text:p text:style-name="P1">Is the</text:p>
          <text:p text:style-name="P1">list 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20.75cm" svg:y1="24.4cm" svg:x2="20.75cm" svg:y2="26.1cm" draw:start-shape="id2" draw:start-glue-point="8" draw:end-shape="id3" draw:end-glue-point="4" svg:d="M20750 24400v1700" svg:viewBox="0 0 1 1701">
          <text:p/>
        </draw:connector>
        <draw:custom-shape draw:style-name="gr4" draw:text-style-name="P1" xml:id="id4" draw:id="id4" draw:layer="layout" svg:width="5.7cm" svg:height="5.7cm" svg:x="6.5cm" svg:y="34cm">
          <text:p text:style-name="P1">Should tile</text:p>
          <text:p text:style-name="P1">to left be</text:p>
          <text:p text:style-name="P1">fill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4.9cm" svg:height="2.5cm" svg:x="6.9cm" svg:y="40.9cm">
          <text:p text:style-name="P1">Add it to li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9.35cm" svg:y1="39.7cm" svg:x2="9.35cm" svg:y2="40.9cm" draw:start-shape="id4" draw:start-glue-point="6" draw:end-shape="id5" draw:end-glue-point="0" svg:d="M9350 39700v1200" svg:viewBox="0 0 1 1201">
          <text:p/>
        </draw:connector>
        <draw:custom-shape draw:style-name="gr4" draw:text-style-name="P1" xml:id="id6" draw:id="id6" draw:layer="layout" svg:width="5.7cm" svg:height="5.7cm" svg:x="14cm" svg:y="34cm">
          <text:p text:style-name="P1">Should tile</text:p>
          <text:p text:style-name="P1">above be</text:p>
          <text:p text:style-name="P1">fill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4.9cm" svg:height="2.5cm" svg:x="14.4cm" svg:y="40.9cm">
          <text:p text:style-name="P1">Add it to li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85cm" svg:y1="39.7cm" svg:x2="16.85cm" svg:y2="40.9cm" draw:start-shape="id6" draw:start-glue-point="6" draw:end-shape="id7" draw:end-glue-point="0" svg:d="M16850 39700v1200" svg:viewBox="0 0 1 1201">
          <text:p/>
        </draw:connector>
        <draw:custom-shape draw:style-name="gr4" draw:text-style-name="P1" xml:id="id8" draw:id="id8" draw:layer="layout" svg:width="5.7cm" svg:height="5.7cm" svg:x="21.7cm" svg:y="34cm">
          <text:p text:style-name="P1">Should tile</text:p>
          <text:p text:style-name="P1">to right be</text:p>
          <text:p text:style-name="P1">fill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9" draw:id="id9" draw:layer="layout" svg:width="4.9cm" svg:height="2.5cm" svg:x="22.1cm" svg:y="40.9cm">
          <text:p text:style-name="P1">Add it to li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4.55cm" svg:y1="39.7cm" svg:x2="24.55cm" svg:y2="40.9cm" draw:start-shape="id8" draw:start-glue-point="6" draw:end-shape="id9" draw:end-glue-point="0" svg:d="M24550 39700v1200" svg:viewBox="0 0 1 1201">
          <text:p/>
        </draw:connector>
        <draw:custom-shape draw:style-name="gr4" draw:text-style-name="P1" xml:id="id10" draw:id="id10" draw:layer="layout" svg:width="5.7cm" svg:height="5.7cm" svg:x="29.2cm" svg:y="34cm">
          <text:p text:style-name="P1">Should tile</text:p>
          <text:p text:style-name="P1">below be</text:p>
          <text:p text:style-name="P1">fill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" draw:id="id11" draw:layer="layout" svg:width="4.9cm" svg:height="2.5cm" svg:x="29.6cm" svg:y="40.9cm">
          <text:p text:style-name="P1">Add it to lis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2.05cm" svg:y1="39.7cm" svg:x2="32.05cm" svg:y2="40.9cm" draw:start-shape="id10" draw:start-glue-point="6" draw:end-shape="id11" draw:end-glue-point="0" svg:d="M32050 39700v1200" svg:viewBox="0 0 1 1201">
          <text:p/>
        </draw:connector>
        <draw:connector draw:style-name="gr3" draw:text-style-name="P2" draw:layer="layout" draw:line-skew="0cm 0.2cm" svg:x1="9.35cm" svg:y1="43.4cm" svg:x2="16.85cm" svg:y2="34cm" draw:start-shape="id5" draw:start-glue-point="2" draw:end-shape="id6" draw:end-glue-point="4" svg:d="M9350 43400v501h3750v-10402h3750v501" svg:viewBox="0 0 7501 10403">
          <text:p/>
        </draw:connector>
        <draw:connector draw:style-name="gr3" draw:text-style-name="P2" draw:layer="layout" draw:line-skew="0cm 0.2cm" svg:x1="16.85cm" svg:y1="43.4cm" svg:x2="24.55cm" svg:y2="34cm" draw:start-shape="id7" draw:start-glue-point="2" draw:end-shape="id8" draw:end-glue-point="4" svg:d="M16850 43400v501h3850v-10402h3850v501" svg:viewBox="0 0 7701 10403">
          <text:p/>
        </draw:connector>
        <draw:connector draw:style-name="gr3" draw:text-style-name="P2" draw:layer="layout" draw:line-skew="0cm 0.2cm" svg:x1="24.55cm" svg:y1="43.4cm" svg:x2="32.05cm" svg:y2="34cm" draw:start-shape="id9" draw:start-glue-point="2" draw:end-shape="id10" draw:end-glue-point="4" svg:d="M24550 43400v501h3750v-10402h3750v501" svg:viewBox="0 0 7501 10403">
          <text:p/>
        </draw:connector>
        <draw:connector draw:style-name="gr3" draw:text-style-name="P2" draw:layer="layout" draw:line-skew="0cm 9.6cm" svg:x1="32.05cm" svg:y1="43.4cm" svg:x2="23.6cm" svg:y2="28.95cm" draw:start-shape="id11" draw:start-glue-point="2" draw:end-shape="id3" draw:end-glue-point="7" svg:d="M32050 43400v501h4150v-14951h-12600" svg:viewBox="0 0 12601 14952">
          <text:p/>
        </draw:connector>
        <draw:connector draw:style-name="gr3" draw:text-style-name="P2" draw:layer="layout" svg:x1="12.2cm" svg:y1="36.85cm" svg:x2="16.85cm" svg:y2="34cm" draw:start-shape="id4" draw:start-glue-point="7" draw:end-shape="id6" draw:end-glue-point="4" svg:d="M12200 36850h900v-3351h3750v501" svg:viewBox="0 0 4651 3352">
          <text:p/>
        </draw:connector>
        <draw:connector draw:style-name="gr3" draw:text-style-name="P2" draw:layer="layout" svg:x1="19.7cm" svg:y1="36.85cm" svg:x2="24.55cm" svg:y2="34cm" draw:start-shape="id6" draw:start-glue-point="7" draw:end-shape="id8" draw:end-glue-point="4" svg:d="M19700 36850h1000v-3351h3850v501" svg:viewBox="0 0 4851 3352">
          <text:p/>
        </draw:connector>
        <draw:connector draw:style-name="gr3" draw:text-style-name="P2" draw:layer="layout" svg:x1="27.4cm" svg:y1="36.85cm" svg:x2="32.05cm" svg:y2="34cm" draw:start-shape="id8" draw:start-glue-point="7" draw:end-shape="id10" draw:end-glue-point="4" svg:d="M27400 36850h900v-3351h3750v501" svg:viewBox="0 0 4651 3352">
          <text:p/>
        </draw:connector>
        <draw:connector draw:style-name="gr3" draw:text-style-name="P2" draw:layer="layout" draw:line-skew="0.799cm" svg:x1="34.9cm" svg:y1="36.85cm" svg:x2="23.6cm" svg:y2="28.95cm" draw:start-shape="id10" draw:start-glue-point="7" draw:end-shape="id3" svg:d="M34900 36850h1300v-7900h-12600" svg:viewBox="0 0 12601 7901">
          <text:p/>
        </draw:connector>
        <draw:connector draw:style-name="gr3" draw:text-style-name="P2" draw:layer="layout" draw:line-skew="-0.5cm" svg:x1="20.75cm" svg:y1="31.8cm" svg:x2="9.35cm" svg:y2="34cm" draw:start-shape="id3" draw:start-glue-point="6" draw:end-shape="id4" draw:end-glue-point="4" svg:d="M20750 31800v600h-11400v1600" svg:viewBox="0 0 11401 2201">
          <text:p/>
        </draw:connector>
        <draw:custom-shape draw:style-name="gr1" draw:text-style-name="P1" xml:id="id12" draw:id="id12" draw:layer="layout" svg:width="3.3cm" svg:height="1.7cm" svg:x="19.1cm" svg:y="45.9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line-skew="-12.499cm 6.15cm" svg:x1="17.9cm" svg:y1="28.95cm" svg:x2="20.75cm" svg:y2="45.9cm" draw:start-shape="id3" draw:start-glue-point="5" draw:end-shape="id12" draw:end-glue-point="0" svg:d="M17900 28950h-13000v16050h15850v900" svg:viewBox="0 0 15851 16951">
          <text:p/>
        </draw:connector>
        <draw:custom-shape draw:style-name="gr1" draw:text-style-name="P1" xml:id="id13" draw:id="id13" draw:layer="layout" svg:width="3.3cm" svg:height="1.7cm" svg:x="49.2cm" svg:y="2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4" draw:id="id14" draw:layer="layout" svg:width="5.7cm" svg:height="5.7cm" svg:x="48cm" svg:y="27.2cm">
          <text:p text:style-name="P1">Is the tile</text:p>
          <text:p text:style-name="P1">the right</text:p>
          <text:p text:style-name="P1">colou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50.85cm" svg:y1="25.7cm" svg:x2="50.85cm" svg:y2="27.2cm" draw:start-shape="id13" draw:start-glue-point="2" draw:end-shape="id14" draw:end-glue-point="4" svg:d="M50850 25700v1500" svg:viewBox="0 0 1 1501">
          <text:p/>
        </draw:connector>
        <draw:custom-shape draw:style-name="gr4" draw:text-style-name="P1" xml:id="id15" draw:id="id15" draw:layer="layout" svg:width="5.7cm" svg:height="5.7cm" svg:x="48cm" svg:y="34.7cm">
          <text:p text:style-name="P1">Is the tile in</text:p>
          <text:p text:style-name="P1">the list alread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50.85cm" svg:y1="32.9cm" svg:x2="50.85cm" svg:y2="34.7cm" draw:start-shape="id14" draw:start-glue-point="6" draw:end-shape="id15" draw:end-glue-point="4" svg:d="M50850 32900v1800" svg:viewBox="0 0 1 1801">
          <text:p/>
        </draw:connector>
        <draw:custom-shape draw:style-name="gr1" draw:text-style-name="P1" xml:id="id18" draw:id="id18" draw:layer="layout" svg:width="3.3cm" svg:height="1.7cm" svg:x="49.2cm" svg:y="46.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5.1cm" svg:height="2.3cm" svg:x="48.3cm" svg:y="42.1cm">
          <text:p text:style-name="P1">Return tru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16" draw:id="id16" draw:layer="layout" svg:width="5.1cm" svg:height="2.3cm" svg:x="55.1cm" svg:y="42.1cm">
          <text:p text:style-name="P1">Return fals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53.7cm" svg:y1="30.05cm" svg:x2="57.65cm" svg:y2="42.1cm" draw:start-shape="id14" draw:start-glue-point="7" draw:end-shape="id16" draw:end-glue-point="5" svg:d="M53700 30050h3950v12050" svg:viewBox="0 0 3951 12051">
          <text:p/>
        </draw:connector>
        <draw:connector draw:style-name="gr3" draw:text-style-name="P2" draw:layer="layout" svg:x1="53.7cm" svg:y1="37.55cm" svg:x2="57.65cm" svg:y2="42.1cm" draw:start-shape="id15" draw:start-glue-point="7" draw:end-shape="id16" draw:end-glue-point="5" svg:d="M53700 37550h3950v4550" svg:viewBox="0 0 3951 4551">
          <text:p/>
        </draw:connector>
        <draw:connector draw:style-name="gr3" draw:text-style-name="P2" draw:layer="layout" svg:x1="50.85cm" svg:y1="40.4cm" svg:x2="50.85cm" svg:y2="42.1cm" draw:start-shape="id15" draw:start-glue-point="6" draw:end-shape="id17" draw:end-glue-point="5" svg:d="M50850 40400v1700" svg:viewBox="0 0 1 1701">
          <text:p/>
        </draw:connector>
        <draw:connector draw:style-name="gr3" draw:text-style-name="P2" draw:layer="layout" svg:x1="50.85cm" svg:y1="44.4cm" svg:x2="50.85cm" svg:y2="46.5cm" draw:start-shape="id17" draw:start-glue-point="8" draw:end-shape="id18" draw:end-glue-point="0" svg:d="M50850 44400v2100" svg:viewBox="0 0 1 2101">
          <text:p/>
        </draw:connector>
        <draw:connector draw:style-name="gr3" draw:text-style-name="P2" draw:layer="layout" svg:x1="57.65cm" svg:y1="44.4cm" svg:x2="50.85cm" svg:y2="46.5cm" draw:start-shape="id16" draw:start-glue-point="8" draw:end-shape="id18" draw:end-glue-point="0" svg:d="M57650 44400v1051h-6800v1049" svg:viewBox="0 0 6801 2101">
          <text:p/>
        </draw:connector>
        <draw:custom-shape draw:style-name="gr6" draw:text-style-name="P3" draw:layer="layout" svg:width="1.4cm" svg:height="0.8cm" svg:x="6.3cm" svg:y="32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9.2cm" svg:y="39.3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11.5cm" svg:y="35.8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16.8cm" svg:y="39.4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19.1cm" svg:y="35.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24.4cm" svg:y="39.3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26.7cm" svg:y="35.8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32.1cm" svg:y="39.2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34.4cm" svg:y="35.7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50.7cm" svg:y="32.6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53cm" svg:y="29.1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50.9cm" svg:y="40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cm" svg:height="0.9cm" svg:x="53.2cm" svg:y="36.6cm">
          <text:p text:style-name="P1">N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15:39:30.202000000</meta:creation-date>
    <dc:date>2019-11-04T15:57:56.438000000</dc:date>
    <meta:editing-duration>PT7M25S</meta:editing-duration>
    <meta:editing-cycles>1</meta:editing-cycles>
    <meta:document-statistic meta:object-count="54"/>
    <meta:generator>LibreOffice/6.1.6.3$Windows_X86_64 LibreOffice_project/5896ab1714085361c45cf540f76f60673dd96a72</meta:generator>
  </office:meta>
</office:document-meta>
</file>